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taux</text:p>
          </table:table-cell>
          <table:table-cell table:style-name="ce1" office:value-type="string" calcext:value-type="string">
            <text:p>N (années)</text:p>
          </table:table-cell>
          <table:table-cell table:style-name="ce1" office:value-type="string" calcext:value-type="string">
            <text:p>Compte (€)</text:p>
          </table:table-cell>
        </table:table-row>
        <table:table-row table:style-name="ro1">
          <table:table-cell table:style-name="ce2" office:value-type="percentage" office:value="0.03" calcext:value-type="percentage">
            <text:p>3,00 %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table:style-name="ce1" office:value-type="string" calcext:value-type="string">
            <text:p>dépôt annuel (€)</text:p>
          </table:table-cell>
          <table:table-cell office:value-type="float" office:value="1" calcext:value-type="float">
            <text:p>1</text:p>
          </table:table-cell>
          <table:table-cell table:formula="of:=(1+[.$A$2])*[.C2]+[.$A$4]" office:value-type="float" office:value="412" calcext:value-type="float">
            <text:p>412,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1+[.$A$2])*[.C3]+[.$A$4]" office:value-type="float" office:value="424.36" calcext:value-type="float">
            <text:p>424,3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1+[.$A$2])*[.C4]+[.$A$4]" office:value-type="float" office:value="437.0908" calcext:value-type="float">
            <text:p>437,0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1+[.$A$2])*[.C5]+[.$A$4]" office:value-type="float" office:value="450.203524" calcext:value-type="float">
            <text:p>450,2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1+[.$A$2])*[.C6]+[.$A$4]" office:value-type="float" office:value="463.70962972" calcext:value-type="float">
            <text:p>463,7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1+[.$A$2])*[.C7]+[.$A$4]" office:value-type="float" office:value="477.6209186116" calcext:value-type="float">
            <text:p>477,6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1+[.$A$2])*[.C8]+[.$A$4]" office:value-type="float" office:value="491.949546169948" calcext:value-type="float">
            <text:p>491,9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1+[.$A$2])*[.C9]+[.$A$4]" office:value-type="float" office:value="506.708032555046" calcext:value-type="float">
            <text:p>506,7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1+[.$A$2])*[.C10]+[.$A$4]" office:value-type="float" office:value="521.909273531698" calcext:value-type="float">
            <text:p>521,9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1+[.$A$2])*[.C11]+[.$A$4]" office:value-type="float" office:value="537.566551737649" calcext:value-type="float">
            <text:p>537,5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1+[.$A$2])*[.C12]+[.$A$4]" office:value-type="float" office:value="553.693548289778" calcext:value-type="float">
            <text:p>553,6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1+[.$A$2])*[.C13]+[.$A$4]" office:value-type="float" office:value="570.304354738472" calcext:value-type="float">
            <text:p>570,3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1+[.$A$2])*[.C14]+[.$A$4]" office:value-type="float" office:value="587.413485380626" calcext:value-type="float">
            <text:p>587,4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1+[.$A$2])*[.C15]+[.$A$4]" office:value-type="float" office:value="605.035889942045" calcext:value-type="float">
            <text:p>605,0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1+[.$A$2])*[.C16]+[.$A$4]" office:value-type="float" office:value="623.186966640306" calcext:value-type="float">
            <text:p>623,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(1+[.$A$2])*[.C17]+[.$A$4]" office:value-type="float" office:value="641.882575639515" calcext:value-type="float">
            <text:p>641,8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1+[.$A$2])*[.C18]+[.$A$4]" office:value-type="float" office:value="661.139052908701" calcext:value-type="float">
            <text:p>661,1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1+[.$A$2])*[.C19]+[.$A$4]" office:value-type="float" office:value="680.973224495962" calcext:value-type="float">
            <text:p>680,9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(1+[.$A$2])*[.C20]+[.$A$4]" office:value-type="float" office:value="701.402421230841" calcext:value-type="float">
            <text:p>701,4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1+[.$A$2])*[.C21]+[.$A$4]" office:value-type="float" office:value="722.444493867766" calcext:value-type="float">
            <text:p>722,4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(1+[.$A$2])*[.C22]+[.$A$4]" office:value-type="float" office:value="744.117828683799" calcext:value-type="float">
            <text:p>744,1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(1+[.$A$2])*[.C23]+[.$A$4]" office:value-type="float" office:value="766.441363544313" calcext:value-type="float">
            <text:p>766,4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(1+[.$A$2])*[.C24]+[.$A$4]" office:value-type="float" office:value="789.434604450642" calcext:value-type="float">
            <text:p>789,4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(1+[.$A$2])*[.C25]+[.$A$4]" office:value-type="float" office:value="813.117642584161" calcext:value-type="float">
            <text:p>813,1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1+[.$A$2])*[.C26]+[.$A$4]" office:value-type="float" office:value="837.511171861686" calcext:value-type="float">
            <text:p>837,5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1+[.$A$2])*[.C27]+[.$A$4]" office:value-type="float" office:value="862.636507017537" calcext:value-type="float">
            <text:p>862,6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(1+[.$A$2])*[.C28]+[.$A$4]" office:value-type="float" office:value="888.515602228063" calcext:value-type="float">
            <text:p>888,5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1+[.$A$2])*[.C29]+[.$A$4]" office:value-type="float" office:value="915.171070294905" calcext:value-type="float">
            <text:p>915,1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(1+[.$A$2])*[.C30]+[.$A$4]" office:value-type="float" office:value="942.626202403752" calcext:value-type="float">
            <text:p>942,6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1+[.$A$2])*[.C31]+[.$A$4]" office:value-type="float" office:value="970.904988475865" calcext:value-type="float">
            <text:p>970,9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1+[.$A$2])*[.C32]+[.$A$4]" office:value-type="float" office:value="1000.03213813014" calcext:value-type="float">
            <text:p>1000,0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(1+[.$A$2])*[.C33]+[.$A$4]" office:value-type="float" office:value="1030.03310227404" calcext:value-type="float">
            <text:p>1030,0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(1+[.$A$2])*[.C34]+[.$A$4]" office:value-type="float" office:value="1060.93409534227" calcext:value-type="float">
            <text:p>1060,9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(1+[.$A$2])*[.C35]+[.$A$4]" office:value-type="float" office:value="1092.76211820253" calcext:value-type="float">
            <text:p>1092,7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1+[.$A$2])*[.C36]+[.$A$4]" office:value-type="float" office:value="1125.54498174861" calcext:value-type="float">
            <text:p>1125,5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(1+[.$A$2])*[.C37]+[.$A$4]" office:value-type="float" office:value="1159.31133120107" calcext:value-type="float">
            <text:p>1159,3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(1+[.$A$2])*[.C38]+[.$A$4]" office:value-type="float" office:value="1194.0906711371" calcext:value-type="float">
            <text:p>1194,0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(1+[.$A$2])*[.C39]+[.$A$4]" office:value-type="float" office:value="1229.91339127121" calcext:value-type="float">
            <text:p>1229,9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(1+[.$A$2])*[.C40]+[.$A$4]" office:value-type="float" office:value="1266.81079300935" calcext:value-type="float">
            <text:p>1266,8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1+[.$A$2])*[.C41]+[.$A$4]" office:value-type="float" office:value="1304.81511679963" calcext:value-type="float">
            <text:p>1304,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23:39:14.231847922</meta:creation-date>
    <dc:date>2023-08-29T23:47:19.174959209</dc:date>
    <meta:editing-duration>PT8M8S</meta:editing-duration>
    <meta:editing-cycles>1</meta:editing-cycles>
    <meta:generator>LibreOffice/7.3.7.2$Linux_X86_64 LibreOffice_project/30$Build-2</meta:generator>
    <meta:document-statistic meta:table-count="1" meta:cell-count="88" meta:object-count="0"/>
  </office:meta>
</office:document-meta>
</file>